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3.3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F<text:span text:style-name="T1">ген,</text:span> кГц 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2.1" calcext:value-type="float">
            <text:p>2,1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F<text:span text:style-name="T1">изм</text:span> (1 канал), кГц</text:p>
          </table:table-cell>
          <table:table-cell office:value-type="float" office:value="15.7" calcext:value-type="float">
            <text:p>15,7</text:p>
          </table:table-cell>
          <table:table-cell office:value-type="float" office:value="15.6" calcext:value-type="float">
            <text:p>15,6</text:p>
          </table:table-cell>
          <table:table-cell office:value-type="float" office:value="15.4" calcext:value-type="float">
            <text:p>15,4</text:p>
          </table:table-cell>
          <table:table-cell office:value-type="float" office:value="15.2" calcext:value-type="float">
            <text:p>15,2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,7</text:p>
          </table:table-cell>
          <table:table-cell office:value-type="float" office:value="14.4" calcext:value-type="float">
            <text:p>14,4</text:p>
          </table:table-cell>
          <table:table-cell office:value-type="float" office:value="14.2" calcext:value-type="float">
            <text:p>14,2</text:p>
          </table:table-cell>
          <table:table-cell office:value-type="float" office:value="13.9" calcext:value-type="float">
            <text:p>13,9</text:p>
          </table:table-cell>
          <table:table-cell office:value-type="float" office:value="13.6" calcext:value-type="float">
            <text:p>13,6</text:p>
          </table:table-cell>
          <table:table-cell office:value-type="float" office:value="13.3" calcext:value-type="float">
            <text:p>13,3</text:p>
          </table:table-cell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F<text:span text:style-name="T1">изм</text:span> (2 канал), кГц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10.7" calcext:value-type="float">
            <text:p>10,7</text:p>
          </table:table-cell>
          <table:table-cell office:value-type="float" office:value="10.4" calcext:value-type="float">
            <text:p>10,4</text:p>
          </table:table-cell>
          <table:table-cell office:value-type="float" office:value="10.1" calcext:value-type="float">
            <text:p>10,1</text:p>
          </table:table-cell>
          <table:table-cell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string" calcext:value-type="string">
            <text:p>F<text:span text:style-name="T1">изм</text:span> (3 канал), кГц</text:p>
          </table:table-cell>
          <table:table-cell office:value-type="float" office:value="7.7" calcext:value-type="float">
            <text:p>7,7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,7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5.9" calcext:value-type="float">
            <text:p>5,9</text:p>
          </table:table-cell>
          <table:table-cell office:value-type="float" office:value="5.6" calcext:value-type="float">
            <text:p>5,6</text:p>
          </table:table-cell>
          <table:table-cell office:value-type="float" office:value="5.3" calcext:value-type="float">
            <text:p>5,3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F<text:span text:style-name="T1">изм</text:span> (4 канал), кГц</text:p>
          </table:table-cell>
          <table:table-cell office:value-type="float" office:value="31.6" calcext:value-type="float">
            <text:p>31,6</text:p>
          </table:table-cell>
          <table:table-cell office:value-type="float" office:value="31.5" calcext:value-type="float">
            <text:p>31,5</text:p>
          </table:table-cell>
          <table:table-cell office:value-type="float" office:value="31.4" calcext:value-type="float">
            <text:p>31,4</text:p>
          </table:table-cell>
          <table:table-cell office:value-type="float" office:value="31.2" calcext:value-type="float">
            <text:p>31,2</text:p>
          </table:table-cell>
          <table:table-cell office:value-type="float" office:value="31" calcext:value-type="float">
            <text:p>31</text:p>
          </table:table-cell>
          <table:table-cell office:value-type="float" office:value="30.7" calcext:value-type="float">
            <text:p>30,7</text:p>
          </table:table-cell>
          <table:table-cell office:value-type="float" office:value="30.4" calcext:value-type="float">
            <text:p>30,4</text:p>
          </table:table-cell>
          <table:table-cell office:value-type="float" office:value="30.2" calcext:value-type="float">
            <text:p>30,2</text:p>
          </table:table-cell>
          <table:table-cell office:value-type="float" office:value="29.9" calcext:value-type="float">
            <text:p>29,9</text:p>
          </table:table-cell>
          <table:table-cell office:value-type="float" office:value="29.6" calcext:value-type="float">
            <text:p>29,6</text:p>
          </table:table-cell>
          <table:table-cell office:value-type="float" office:value="29.3" calcext:value-type="float">
            <text:p>29,3</text:p>
          </table:table-cell>
          <table:table-cell office:value-type="float" office:value="29" calcext:value-type="float">
            <text:p>29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string" calcext:value-type="string">
            <text:p>F<text:span text:style-name="T1">изм</text:span> (5 канал), кГц</text:p>
          </table:table-cell>
          <table:table-cell office:value-type="float" office:value="27.7" calcext:value-type="float">
            <text:p>27,7</text:p>
          </table:table-cell>
          <table:table-cell office:value-type="float" office:value="27.6" calcext:value-type="float">
            <text:p>27,6</text:p>
          </table:table-cell>
          <table:table-cell office:value-type="float" office:value="27.4" calcext:value-type="float">
            <text:p>27,4</text:p>
          </table:table-cell>
          <table:table-cell office:value-type="float" office:value="27.2" calcext:value-type="float">
            <text:p>27,2</text:p>
          </table:table-cell>
          <table:table-cell office:value-type="float" office:value="27" calcext:value-type="float">
            <text:p>27</text:p>
          </table:table-cell>
          <table:table-cell office:value-type="float" office:value="26.7" calcext:value-type="float">
            <text:p>26,7</text:p>
          </table:table-cell>
          <table:table-cell office:value-type="float" office:value="26.4" calcext:value-type="float">
            <text:p>26,4</text:p>
          </table:table-cell>
          <table:table-cell office:value-type="float" office:value="26.2" calcext:value-type="float">
            <text:p>26,2</text:p>
          </table:table-cell>
          <table:table-cell office:value-type="float" office:value="25.9" calcext:value-type="float">
            <text:p>25,9</text:p>
          </table:table-cell>
          <table:table-cell office:value-type="float" office:value="25.6" calcext:value-type="float">
            <text:p>25,6</text:p>
          </table:table-cell>
          <table:table-cell office:value-type="float" office:value="25.3" calcext:value-type="float">
            <text:p>25,3</text:p>
          </table:table-cell>
          <table:table-cell office:value-type="float" office:value="25" calcext:value-type="float">
            <text:p>25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string" calcext:value-type="string">
            <text:p>F<text:span text:style-name="T1">изм</text:span> (6 канал), кГц</text:p>
          </table:table-cell>
          <table:table-cell office:value-type="float" office:value="23.7" calcext:value-type="float">
            <text:p>23,7</text:p>
          </table:table-cell>
          <table:table-cell office:value-type="float" office:value="23.6" calcext:value-type="float">
            <text:p>23,6</text:p>
          </table:table-cell>
          <table:table-cell office:value-type="float" office:value="23.4" calcext:value-type="float">
            <text:p>23,4</text:p>
          </table:table-cell>
          <table:table-cell office:value-type="float" office:value="23.2" calcext:value-type="float">
            <text:p>23,2</text:p>
          </table:table-cell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,7</text:p>
          </table:table-cell>
          <table:table-cell office:value-type="float" office:value="22.4" calcext:value-type="float">
            <text:p>22,4</text:p>
          </table:table-cell>
          <table:table-cell office:value-type="float" office:value="22.2" calcext:value-type="float">
            <text:p>22,2</text:p>
          </table:table-cell>
          <table:table-cell office:value-type="float" office:value="21.9" calcext:value-type="float">
            <text:p>21,9</text:p>
          </table:table-cell>
          <table:table-cell office:value-type="float" office:value="21.6" calcext:value-type="float">
            <text:p>21,6</text:p>
          </table:table-cell>
          <table:table-cell office:value-type="float" office:value="21.3" calcext:value-type="float">
            <text:p>21,3</text:p>
          </table:table-cell>
          <table:table-cell office:value-type="float" office:value="21" calcext:value-type="float">
            <text:p>21</text:p>
          </table:table-cell>
          <table:table-cell office:value-type="float" office:value="20.6" calcext:value-type="float">
            <text:p>20,6</text:p>
          </table:table-cell>
        </table:table-row>
      </table:table>
      <table:table table:name="3.2" table:style-name="ta1">
        <table:table-column table:style-name="co2" table:number-columns-repeated="3" table:default-cell-style-name="ce2"/>
        <table:table-row table:style-name="ro2">
          <table:table-cell table:style-name="ce1" office:value-type="string" calcext:value-type="string">
            <text:p>№ канала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Дб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,4</text:p>
          </table:table-cell>
          <table:table-cell office:value-type="float" office:value="-20.84" calcext:value-type="float">
            <text:p>-20,8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2.75" calcext:value-type="float">
            <text:p>-2,75</text:p>
          </table:table-cell>
          <table:table-cell office:value-type="float" office:value="-23.89" calcext:value-type="float">
            <text:p>-23,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.85" calcext:value-type="float">
            <text:p>-1,85</text:p>
          </table:table-cell>
          <table:table-cell office:value-type="float" office:value="-16.07" calcext:value-type="float">
            <text:p>-16,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2.33" calcext:value-type="float">
            <text:p>-2,33</text:p>
          </table:table-cell>
          <table:table-cell office:value-type="float" office:value="-20.23" calcext:value-type="float">
            <text:p>-20,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2.3" calcext:value-type="float">
            <text:p>-2,3</text:p>
          </table:table-cell>
          <table:table-cell office:value-type="float" office:value="-19.98" calcext:value-type="float">
            <text:p>-19,9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2.2" calcext:value-type="float">
            <text:p>-2,2</text:p>
          </table:table-cell>
          <table:table-cell office:value-type="float" office:value="-19.1" calcext:value-type="float">
            <text:p>-19,1</text:p>
          </table:table-cell>
        </table:table-row>
      </table:table>
      <table:table table:name="3.4" table:style-name="ta1">
        <table:shapes>
          <draw:frame draw:z-index="0" draw:style-name="gr1" draw:text-style-name="P1" svg:width="51.544cm" svg:height="37.836cm" svg:x="31.415cm" svg:y="0.882cm">
            <draw:object draw:notify-on-update-of-ranges="'3.4'.B19:'3.4'.M19 '3.4'.A20:'3.4'.A20 '3.4'.B20:'3.4'.M20 '3.4'.A21:'3.4'.A21 '3.4'.B21:'3.4'.M21 '3.4'.A22:'3.4'.A22 '3.4'.B22:'3.4'.M22 '3.4'.A23:'3.4'.A23 '3.4'.B23:'3.4'.M23 '3.4'.A24:'3.4'.A24 '3.4'.B24:'3.4'.M24 '3.4'.A25:'3.4'.A25 '3.4'.B25:'3.4'.M25 '3.4'.A26:'3.4'.A26 '3.4'.B26:'3.4'.M26 '3.4'.A27:'3.4'.A27 '3.4'.B27:'3.4'.M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2" table:number-columns-repeated="12" table:default-cell-style-name="Default"/>
        <table:table-row table:style-name="ro1">
          <table:table-cell table:style-name="Default" office:value-type="string" calcext:value-type="string">
            <text:p>F<text:span text:style-name="T1">ген,</text:span> кГц 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Δar (1 канал), Нп</text:p>
          </table:table-cell>
          <table:table-cell office:value-type="float" office:value="-2.56" calcext:value-type="float">
            <text:p>-2,56</text:p>
          </table:table-cell>
          <table:table-cell office:value-type="float" office:value="-2.5" calcext:value-type="float">
            <text:p>-2,5</text:p>
          </table:table-cell>
          <table:table-cell office:value-type="float" office:value="-2.45" calcext:value-type="float">
            <text:p>-2,45</text:p>
          </table:table-cell>
          <table:table-cell office:value-type="float" office:value="-2.4" calcext:value-type="float">
            <text:p>-2,4</text:p>
          </table:table-cell>
          <table:table-cell table:number-columns-repeated="3" office:value-type="float" office:value="-2.35" calcext:value-type="float">
            <text:p>-2,35</text:p>
          </table:table-cell>
          <table:table-cell office:value-type="float" office:value="-2.33" calcext:value-type="float">
            <text:p>-2,33</text:p>
          </table:table-cell>
          <table:table-cell table:number-columns-repeated="2" office:value-type="float" office:value="-2.3" calcext:value-type="float">
            <text:p>-2,3</text:p>
          </table:table-cell>
          <table:table-cell office:value-type="float" office:value="-2.4" calcext:value-type="float">
            <text:p>-2,4</text:p>
          </table:table-cell>
          <table:table-cell office:value-type="float" office:value="-2.43" calcext:value-type="float">
            <text:p>-2,43</text:p>
          </table:table-cell>
        </table:table-row>
        <table:table-row table:style-name="ro1">
          <table:table-cell office:value-type="string" calcext:value-type="string">
            <text:p>Δar (2 канал), Нп </text:p>
          </table:table-cell>
          <table:table-cell office:value-type="float" office:value="-2.9" calcext:value-type="float">
            <text:p>-2,9</text:p>
          </table:table-cell>
          <table:table-cell office:value-type="float" office:value="-2.8" calcext:value-type="float">
            <text:p>-2,8</text:p>
          </table:table-cell>
          <table:table-cell office:value-type="float" office:value="-2.83" calcext:value-type="float">
            <text:p>-2,83</text:p>
          </table:table-cell>
          <table:table-cell office:value-type="float" office:value="-2.75" calcext:value-type="float">
            <text:p>-2,75</text:p>
          </table:table-cell>
          <table:table-cell table:number-columns-repeated="3" office:value-type="float" office:value="-2.73" calcext:value-type="float">
            <text:p>-2,73</text:p>
          </table:table-cell>
          <table:table-cell office:value-type="float" office:value="-2.76" calcext:value-type="float">
            <text:p>-2,76</text:p>
          </table:table-cell>
          <table:table-cell office:value-type="float" office:value="-2.67" calcext:value-type="float">
            <text:p>-2,67</text:p>
          </table:table-cell>
          <table:table-cell office:value-type="float" office:value="-2.7" calcext:value-type="float">
            <text:p>-2,7</text:p>
          </table:table-cell>
          <table:table-cell office:value-type="float" office:value="-2.73" calcext:value-type="float">
            <text:p>-2,73</text:p>
          </table:table-cell>
          <table:table-cell office:value-type="float" office:value="-2.75" calcext:value-type="float">
            <text:p>-2,75</text:p>
          </table:table-cell>
        </table:table-row>
        <table:table-row table:style-name="ro1">
          <table:table-cell office:value-type="string" calcext:value-type="string">
            <text:p>Δar (3 канал), Нп </text:p>
          </table:table-cell>
          <table:table-cell office:value-type="float" office:value="-2.35" calcext:value-type="float">
            <text:p>-2,35</text:p>
          </table:table-cell>
          <table:table-cell office:value-type="float" office:value="-2.3" calcext:value-type="float">
            <text:p>-2,3</text:p>
          </table:table-cell>
          <table:table-cell office:value-type="float" office:value="-1.95" calcext:value-type="float">
            <text:p>-1,95</text:p>
          </table:table-cell>
          <table:table-cell office:value-type="float" office:value="-1.85" calcext:value-type="float">
            <text:p>-1,85</text:p>
          </table:table-cell>
          <table:table-cell table:number-columns-repeated="2" office:value-type="float" office:value="-1.83" calcext:value-type="float">
            <text:p>-1,83</text:p>
          </table:table-cell>
          <table:table-cell office:value-type="float" office:value="-1.85" calcext:value-type="float">
            <text:p>-1,85</text:p>
          </table:table-cell>
          <table:table-cell office:value-type="float" office:value="-1.8" calcext:value-type="float">
            <text:p>-1,8</text:p>
          </table:table-cell>
          <table:table-cell table:number-columns-repeated="3" office:value-type="float" office:value="-1.7" calcext:value-type="float">
            <text:p>-1,7</text:p>
          </table:table-cell>
          <table:table-cell office:value-type="float" office:value="-1.65" calcext:value-type="float">
            <text:p>-1,65</text:p>
          </table:table-cell>
        </table:table-row>
        <table:table-row table:style-name="ro1">
          <table:table-cell office:value-type="string" calcext:value-type="string">
            <text:p>Δar (4 канал), Нп </text:p>
          </table:table-cell>
          <table:table-cell office:value-type="float" office:value="-2.43" calcext:value-type="float">
            <text:p>-2,43</text:p>
          </table:table-cell>
          <table:table-cell office:value-type="float" office:value="-2.4" calcext:value-type="float">
            <text:p>-2,4</text:p>
          </table:table-cell>
          <table:table-cell office:value-type="float" office:value="-2.37" calcext:value-type="float">
            <text:p>-2,37</text:p>
          </table:table-cell>
          <table:table-cell office:value-type="float" office:value="-2.33" calcext:value-type="float">
            <text:p>-2,33</text:p>
          </table:table-cell>
          <table:table-cell office:value-type="float" office:value="-2.3" calcext:value-type="float">
            <text:p>-2,3</text:p>
          </table:table-cell>
          <table:table-cell office:value-type="float" office:value="-2.33" calcext:value-type="float">
            <text:p>-2,33</text:p>
          </table:table-cell>
          <table:table-cell office:value-type="float" office:value="-2.3" calcext:value-type="float">
            <text:p>-2,3</text:p>
          </table:table-cell>
          <table:table-cell office:value-type="float" office:value="-2.57" calcext:value-type="float">
            <text:p>-2,57</text:p>
          </table:table-cell>
          <table:table-cell office:value-type="float" office:value="-2.27" calcext:value-type="float">
            <text:p>-2,27</text:p>
          </table:table-cell>
          <table:table-cell office:value-type="float" office:value="-2.3" calcext:value-type="float">
            <text:p>-2,3</text:p>
          </table:table-cell>
          <table:table-cell office:value-type="float" office:value="-2.27" calcext:value-type="float">
            <text:p>-2,27</text:p>
          </table:table-cell>
          <table:table-cell office:value-type="float" office:value="-2.35" calcext:value-type="float">
            <text:p>-2,35</text:p>
          </table:table-cell>
        </table:table-row>
        <table:table-row table:style-name="ro1">
          <table:table-cell office:value-type="string" calcext:value-type="string">
            <text:p>Δar (5 канал), Нп </text:p>
          </table:table-cell>
          <table:table-cell office:value-type="float" office:value="-2.5" calcext:value-type="float">
            <text:p>-2,5</text:p>
          </table:table-cell>
          <table:table-cell table:number-columns-repeated="2" office:value-type="float" office:value="-2.4" calcext:value-type="float">
            <text:p>-2,4</text:p>
          </table:table-cell>
          <table:table-cell table:number-columns-repeated="2" office:value-type="float" office:value="-2.3" calcext:value-type="float">
            <text:p>-2,3</text:p>
          </table:table-cell>
          <table:table-cell office:value-type="float" office:value="-2.27" calcext:value-type="float">
            <text:p>-2,27</text:p>
          </table:table-cell>
          <table:table-cell table:number-columns-repeated="2" office:value-type="float" office:value="-2.3" calcext:value-type="float">
            <text:p>-2,3</text:p>
          </table:table-cell>
          <table:table-cell table:number-columns-repeated="2" office:value-type="float" office:value="-2.2" calcext:value-type="float">
            <text:p>-2,2</text:p>
          </table:table-cell>
          <table:table-cell office:value-type="float" office:value="-2.25" calcext:value-type="float">
            <text:p>-2,25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Δar (6 канал), Нп </text:p>
          </table:table-cell>
          <table:table-cell office:value-type="float" office:value="-2.4" calcext:value-type="float">
            <text:p>-2,4</text:p>
          </table:table-cell>
          <table:table-cell office:value-type="float" office:value="-2.37" calcext:value-type="float">
            <text:p>-2,37</text:p>
          </table:table-cell>
          <table:table-cell office:value-type="float" office:value="-2.27" calcext:value-type="float">
            <text:p>-2,27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-2.15" calcext:value-type="float">
            <text:p>-2,15</text:p>
          </table:table-cell>
          <table:table-cell office:value-type="float" office:value="-2.2" calcext:value-type="float">
            <text:p>-2,2</text:p>
          </table:table-cell>
          <table:table-cell office:value-type="float" office:value="-2.17" calcext:value-type="float">
            <text:p>-2,17</text:p>
          </table:table-cell>
          <table:table-cell office:value-type="float" office:value="-2.1" calcext:value-type="float">
            <text:p>-2,1</text:p>
          </table:table-cell>
          <table:table-cell table:number-columns-repeated="2" office:value-type="float" office:value="-2.15" calcext:value-type="float">
            <text:p>-2,15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K </text:p>
          </table:table-cell>
          <table:table-cell table:style-name="ce3" office:value-type="float" office:value="8.68588963804257" calcext:value-type="float">
            <text:p>8,68588963804257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<text:span text:style-name="T1">ген,</text:span> кГц 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Δar (1 канал), дБ</text:p>
          </table:table-cell>
          <table:table-cell table:style-name="ce4" table:formula="of:=[.$B$9]*[.B2]" office:value-type="float" office:value="-22.235877473389" calcext:value-type="float">
            <text:p>-22,24</text:p>
          </table:table-cell>
          <table:table-cell table:style-name="ce4" table:formula="of:=[.$B$9]*[.C2]" office:value-type="float" office:value="-21.7147240951064" calcext:value-type="float">
            <text:p>-21,71</text:p>
          </table:table-cell>
          <table:table-cell table:style-name="ce4" table:formula="of:=[.$B$9]*[.D2]" office:value-type="float" office:value="-21.2804296132043" calcext:value-type="float">
            <text:p>-21,28</text:p>
          </table:table-cell>
          <table:table-cell table:style-name="ce4" table:formula="of:=[.$B$9]*[.E2]" office:value-type="float" office:value="-20.8461351313022" calcext:value-type="float">
            <text:p>-20,85</text:p>
          </table:table-cell>
          <table:table-cell table:style-name="ce4" table:formula="of:=[.$B$9]*[.F2]" office:value-type="float" office:value="-20.4118406494" calcext:value-type="float">
            <text:p>-20,41</text:p>
          </table:table-cell>
          <table:table-cell table:style-name="ce4" table:formula="of:=[.$B$9]*[.G2]" office:value-type="float" office:value="-20.4118406494" calcext:value-type="float">
            <text:p>-20,41</text:p>
          </table:table-cell>
          <table:table-cell table:style-name="ce4" table:formula="of:=[.$B$9]*[.H2]" office:value-type="float" office:value="-20.4118406494" calcext:value-type="float">
            <text:p>-20,41</text:p>
          </table:table-cell>
          <table:table-cell table:style-name="ce4" table:formula="of:=[.$B$9]*[.I2]" office:value-type="float" office:value="-20.2381228566392" calcext:value-type="float">
            <text:p>-20,24</text:p>
          </table:table-cell>
          <table:table-cell table:style-name="ce4" table:formula="of:=[.$B$9]*[.J2]" office:value-type="float" office:value="-19.9775461674979" calcext:value-type="float">
            <text:p>-19,98</text:p>
          </table:table-cell>
          <table:table-cell table:style-name="ce4" table:formula="of:=[.$B$9]*[.K2]" office:value-type="float" office:value="-19.9775461674979" calcext:value-type="float">
            <text:p>-19,98</text:p>
          </table:table-cell>
          <table:table-cell table:style-name="ce4" table:formula="of:=[.$B$9]*[.L2]" office:value-type="float" office:value="-20.8461351313022" calcext:value-type="float">
            <text:p>-20,85</text:p>
          </table:table-cell>
          <table:table-cell table:style-name="ce4" table:formula="of:=[.$B$9]*[.M2]" office:value-type="float" office:value="-21.1067118204434" calcext:value-type="float">
            <text:p>-21,11</text:p>
          </table:table-cell>
        </table:table-row>
        <table:table-row table:style-name="ro1">
          <table:table-cell office:value-type="string" calcext:value-type="string">
            <text:p>Δar (2 канал), дБ</text:p>
          </table:table-cell>
          <table:table-cell table:style-name="ce4" table:formula="of:=[.$B$9]*[.B3]" office:value-type="float" office:value="-25.1890799503235" calcext:value-type="float">
            <text:p>-25,19</text:p>
          </table:table-cell>
          <table:table-cell table:style-name="ce4" table:formula="of:=[.$B$9]*[.C3]" office:value-type="float" office:value="-24.3204909865192" calcext:value-type="float">
            <text:p>-24,32</text:p>
          </table:table-cell>
          <table:table-cell table:style-name="ce4" table:formula="of:=[.$B$9]*[.D3]" office:value-type="float" office:value="-24.5810676756605" calcext:value-type="float">
            <text:p>-24,58</text:p>
          </table:table-cell>
          <table:table-cell table:style-name="ce4" table:formula="of:=[.$B$9]*[.E3]" office:value-type="float" office:value="-23.8861965046171" calcext:value-type="float">
            <text:p>-23,89</text:p>
          </table:table-cell>
          <table:table-cell table:style-name="ce4" table:formula="of:=[.$B$9]*[.F3]" office:value-type="float" office:value="-23.7124787118562" calcext:value-type="float">
            <text:p>-23,71</text:p>
          </table:table-cell>
          <table:table-cell table:style-name="ce4" table:formula="of:=[.$B$9]*[.G3]" office:value-type="float" office:value="-23.7124787118562" calcext:value-type="float">
            <text:p>-23,71</text:p>
          </table:table-cell>
          <table:table-cell table:style-name="ce4" table:formula="of:=[.$B$9]*[.H3]" office:value-type="float" office:value="-23.7124787118562" calcext:value-type="float">
            <text:p>-23,71</text:p>
          </table:table-cell>
          <table:table-cell table:style-name="ce4" table:formula="of:=[.$B$9]*[.I3]" office:value-type="float" office:value="-23.9730554009975" calcext:value-type="float">
            <text:p>-23,97</text:p>
          </table:table-cell>
          <table:table-cell table:style-name="ce4" table:formula="of:=[.$B$9]*[.J3]" office:value-type="float" office:value="-23.1913253335737" calcext:value-type="float">
            <text:p>-23,19</text:p>
          </table:table-cell>
          <table:table-cell table:style-name="ce4" table:formula="of:=[.$B$9]*[.K3]" office:value-type="float" office:value="-23.4519020227149" calcext:value-type="float">
            <text:p>-23,45</text:p>
          </table:table-cell>
          <table:table-cell table:style-name="ce4" table:formula="of:=[.$B$9]*[.L3]" office:value-type="float" office:value="-23.7124787118562" calcext:value-type="float">
            <text:p>-23,71</text:p>
          </table:table-cell>
          <table:table-cell table:style-name="ce4" table:formula="of:=[.$B$9]*[.M3]" office:value-type="float" office:value="-23.8861965046171" calcext:value-type="float">
            <text:p>-23,89</text:p>
          </table:table-cell>
        </table:table-row>
        <table:table-row table:style-name="ro1">
          <table:table-cell office:value-type="string" calcext:value-type="string">
            <text:p>Δar (3 канал), дБ</text:p>
          </table:table-cell>
          <table:table-cell table:style-name="ce4" table:formula="of:=[.$B$9]*[.B4]" office:value-type="float" office:value="-20.4118406494" calcext:value-type="float">
            <text:p>-20,41</text:p>
          </table:table-cell>
          <table:table-cell table:style-name="ce4" table:formula="of:=[.$B$9]*[.C4]" office:value-type="float" office:value="-19.9775461674979" calcext:value-type="float">
            <text:p>-19,98</text:p>
          </table:table-cell>
          <table:table-cell table:style-name="ce4" table:formula="of:=[.$B$9]*[.D4]" office:value-type="float" office:value="-16.937484794183" calcext:value-type="float">
            <text:p>-16,94</text:p>
          </table:table-cell>
          <table:table-cell table:style-name="ce4" table:formula="of:=[.$B$9]*[.E4]" office:value-type="float" office:value="-16.0688958303788" calcext:value-type="float">
            <text:p>-16,07</text:p>
          </table:table-cell>
          <table:table-cell table:style-name="ce4" table:formula="of:=[.$B$9]*[.F4]" office:value-type="float" office:value="-15.8951780376179" calcext:value-type="float">
            <text:p>-15,90</text:p>
          </table:table-cell>
          <table:table-cell table:style-name="ce4" table:formula="of:=[.$B$9]*[.G4]" office:value-type="float" office:value="-15.8951780376179" calcext:value-type="float">
            <text:p>-15,90</text:p>
          </table:table-cell>
          <table:table-cell table:style-name="ce4" table:formula="of:=[.$B$9]*[.H4]" office:value-type="float" office:value="-16.0688958303788" calcext:value-type="float">
            <text:p>-16,07</text:p>
          </table:table-cell>
          <table:table-cell table:style-name="ce4" table:formula="of:=[.$B$9]*[.I4]" office:value-type="float" office:value="-15.6346013484766" calcext:value-type="float">
            <text:p>-15,63</text:p>
          </table:table-cell>
          <table:table-cell table:style-name="ce4" table:formula="of:=[.$B$9]*[.J4]" office:value-type="float" office:value="-14.7660123846724" calcext:value-type="float">
            <text:p>-14,77</text:p>
          </table:table-cell>
          <table:table-cell table:style-name="ce4" table:formula="of:=[.$B$9]*[.K4]" office:value-type="float" office:value="-14.7660123846724" calcext:value-type="float">
            <text:p>-14,77</text:p>
          </table:table-cell>
          <table:table-cell table:style-name="ce4" table:formula="of:=[.$B$9]*[.L4]" office:value-type="float" office:value="-14.7660123846724" calcext:value-type="float">
            <text:p>-14,77</text:p>
          </table:table-cell>
          <table:table-cell table:style-name="ce4" table:formula="of:=[.$B$9]*[.M4]" office:value-type="float" office:value="-14.3317179027702" calcext:value-type="float">
            <text:p>-14,33</text:p>
          </table:table-cell>
        </table:table-row>
        <table:table-row table:style-name="ro1">
          <table:table-cell office:value-type="string" calcext:value-type="string">
            <text:p>Δar (4 канал), Дб </text:p>
          </table:table-cell>
          <table:table-cell table:style-name="ce4" table:formula="of:=[.$B$9]*[.B5]" office:value-type="float" office:value="-21.1067118204434" calcext:value-type="float">
            <text:p>-21,11</text:p>
          </table:table-cell>
          <table:table-cell table:style-name="ce4" table:formula="of:=[.$B$9]*[.C5]" office:value-type="float" office:value="-20.8461351313022" calcext:value-type="float">
            <text:p>-20,85</text:p>
          </table:table-cell>
          <table:table-cell table:style-name="ce4" table:formula="of:=[.$B$9]*[.D5]" office:value-type="float" office:value="-20.5855584421609" calcext:value-type="float">
            <text:p>-20,59</text:p>
          </table:table-cell>
          <table:table-cell table:style-name="ce4" table:formula="of:=[.$B$9]*[.E5]" office:value-type="float" office:value="-20.2381228566392" calcext:value-type="float">
            <text:p>-20,24</text:p>
          </table:table-cell>
          <table:table-cell table:style-name="ce4" table:formula="of:=[.$B$9]*[.F5]" office:value-type="float" office:value="-19.9775461674979" calcext:value-type="float">
            <text:p>-19,98</text:p>
          </table:table-cell>
          <table:table-cell table:style-name="ce4" table:formula="of:=[.$B$9]*[.G5]" office:value-type="float" office:value="-20.2381228566392" calcext:value-type="float">
            <text:p>-20,24</text:p>
          </table:table-cell>
          <table:table-cell table:style-name="ce4" table:formula="of:=[.$B$9]*[.H5]" office:value-type="float" office:value="-19.9775461674979" calcext:value-type="float">
            <text:p>-19,98</text:p>
          </table:table-cell>
          <table:table-cell table:style-name="ce4" table:formula="of:=[.$B$9]*[.I5]" office:value-type="float" office:value="-22.3227363697694" calcext:value-type="float">
            <text:p>-22,32</text:p>
          </table:table-cell>
          <table:table-cell table:style-name="ce4" table:formula="of:=[.$B$9]*[.J5]" office:value-type="float" office:value="-19.7169694783566" calcext:value-type="float">
            <text:p>-19,72</text:p>
          </table:table-cell>
          <table:table-cell table:style-name="ce4" table:formula="of:=[.$B$9]*[.K5]" office:value-type="float" office:value="-19.9775461674979" calcext:value-type="float">
            <text:p>-19,98</text:p>
          </table:table-cell>
          <table:table-cell table:style-name="ce4" table:formula="of:=[.$B$9]*[.L5]" office:value-type="float" office:value="-19.7169694783566" calcext:value-type="float">
            <text:p>-19,72</text:p>
          </table:table-cell>
          <table:table-cell table:style-name="ce4" table:formula="of:=[.$B$9]*[.M5]" office:value-type="float" office:value="-20.4118406494" calcext:value-type="float">
            <text:p>-20,41</text:p>
          </table:table-cell>
        </table:table-row>
        <table:table-row table:style-name="ro1">
          <table:table-cell office:value-type="string" calcext:value-type="string">
            <text:p>Δar (5 канал), дБ</text:p>
          </table:table-cell>
          <table:table-cell table:style-name="ce4" table:formula="of:=[.$B$9]*[.B6]" office:value-type="float" office:value="-21.7147240951064" calcext:value-type="float">
            <text:p>-21,71</text:p>
          </table:table-cell>
          <table:table-cell table:style-name="ce4" table:formula="of:=[.$B$9]*[.C6]" office:value-type="float" office:value="-20.8461351313022" calcext:value-type="float">
            <text:p>-20,85</text:p>
          </table:table-cell>
          <table:table-cell table:style-name="ce4" table:formula="of:=[.$B$9]*[.D6]" office:value-type="float" office:value="-20.8461351313022" calcext:value-type="float">
            <text:p>-20,85</text:p>
          </table:table-cell>
          <table:table-cell table:style-name="ce4" table:formula="of:=[.$B$9]*[.E6]" office:value-type="float" office:value="-19.9775461674979" calcext:value-type="float">
            <text:p>-19,98</text:p>
          </table:table-cell>
          <table:table-cell table:style-name="ce4" table:formula="of:=[.$B$9]*[.F6]" office:value-type="float" office:value="-19.9775461674979" calcext:value-type="float">
            <text:p>-19,98</text:p>
          </table:table-cell>
          <table:table-cell table:style-name="ce4" table:formula="of:=[.$B$9]*[.G6]" office:value-type="float" office:value="-19.7169694783566" calcext:value-type="float">
            <text:p>-19,72</text:p>
          </table:table-cell>
          <table:table-cell table:style-name="ce4" table:formula="of:=[.$B$9]*[.H6]" office:value-type="float" office:value="-19.9775461674979" calcext:value-type="float">
            <text:p>-19,98</text:p>
          </table:table-cell>
          <table:table-cell table:style-name="ce4" table:formula="of:=[.$B$9]*[.I6]" office:value-type="float" office:value="-19.9775461674979" calcext:value-type="float">
            <text:p>-19,98</text:p>
          </table:table-cell>
          <table:table-cell table:style-name="ce4" table:formula="of:=[.$B$9]*[.J6]" office:value-type="float" office:value="-19.1089572036937" calcext:value-type="float">
            <text:p>-19,11</text:p>
          </table:table-cell>
          <table:table-cell table:style-name="ce4" table:formula="of:=[.$B$9]*[.K6]" office:value-type="float" office:value="-19.1089572036937" calcext:value-type="float">
            <text:p>-19,11</text:p>
          </table:table-cell>
          <table:table-cell table:style-name="ce4" table:formula="of:=[.$B$9]*[.L6]" office:value-type="float" office:value="-19.5432516855958" calcext:value-type="float">
            <text:p>-19,54</text:p>
          </table:table-cell>
          <table:table-cell table:style-name="ce4" table:formula="of:=[.$B$9]*[.M6]" office:value-type="float" office:value="-19.9775461674979" calcext:value-type="float">
            <text:p>-19,98</text:p>
          </table:table-cell>
        </table:table-row>
        <table:table-row table:style-name="ro1">
          <table:table-cell office:value-type="string" calcext:value-type="string">
            <text:p><text:span text:style-name="T2">Δar (6 канал), дБ</text:span> </text:p>
          </table:table-cell>
          <table:table-cell table:style-name="ce4" table:formula="of:=[.$B$9]*[.B7]" office:value-type="float" office:value="-20.8461351313022" calcext:value-type="float">
            <text:p>-20,85</text:p>
          </table:table-cell>
          <table:table-cell table:style-name="ce4" table:formula="of:=[.$B$9]*[.C7]" office:value-type="float" office:value="-20.5855584421609" calcext:value-type="float">
            <text:p>-20,59</text:p>
          </table:table-cell>
          <table:table-cell table:style-name="ce4" table:formula="of:=[.$B$9]*[.D7]" office:value-type="float" office:value="-19.7169694783566" calcext:value-type="float">
            <text:p>-19,72</text:p>
          </table:table-cell>
          <table:table-cell table:style-name="ce4" table:formula="of:=[.$B$9]*[.E7]" office:value-type="float" office:value="-19.1089572036937" calcext:value-type="float">
            <text:p>-19,11</text:p>
          </table:table-cell>
          <table:table-cell table:style-name="ce4" table:formula="of:=[.$B$9]*[.F7]" office:value-type="float" office:value="-18.6746627217915" calcext:value-type="float">
            <text:p>-18,67</text:p>
          </table:table-cell>
          <table:table-cell table:style-name="ce4" table:formula="of:=[.$B$9]*[.G7]" office:value-type="float" office:value="-18.6746627217915" calcext:value-type="float">
            <text:p>-18,67</text:p>
          </table:table-cell>
          <table:table-cell table:style-name="ce4" table:formula="of:=[.$B$9]*[.H7]" office:value-type="float" office:value="-19.1089572036937" calcext:value-type="float">
            <text:p>-19,11</text:p>
          </table:table-cell>
          <table:table-cell table:style-name="ce4" table:formula="of:=[.$B$9]*[.I7]" office:value-type="float" office:value="-18.8483805145524" calcext:value-type="float">
            <text:p>-18,85</text:p>
          </table:table-cell>
          <table:table-cell table:style-name="ce4" table:formula="of:=[.$B$9]*[.J7]" office:value-type="float" office:value="-18.2403682398894" calcext:value-type="float">
            <text:p>-18,24</text:p>
          </table:table-cell>
          <table:table-cell table:style-name="ce4" table:formula="of:=[.$B$9]*[.K7]" office:value-type="float" office:value="-18.6746627217915" calcext:value-type="float">
            <text:p>-18,67</text:p>
          </table:table-cell>
          <table:table-cell table:style-name="ce4" table:formula="of:=[.$B$9]*[.L7]" office:value-type="float" office:value="-18.6746627217915" calcext:value-type="float">
            <text:p>-18,67</text:p>
          </table:table-cell>
          <table:table-cell table:style-name="ce4" table:formula="of:=[.$B$9]*[.M7]" office:value-type="float" office:value="-19.1089572036937" calcext:value-type="float">
            <text:p>-19,11</text:p>
          </table:table-cell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<text:span text:style-name="T1">ген,</text:span> кГц 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Δar (1 канал), дБ</text:p>
          </table:table-cell>
          <table:table-cell table:style-name="ce4" table:formula="of:=[.B11]-[.$E11]" office:value-type="float" office:value="-1.38974234208681" calcext:value-type="float">
            <text:p>-1,39</text:p>
          </table:table-cell>
          <table:table-cell table:style-name="ce4" table:formula="of:=[.C11]-[.$E11]" office:value-type="float" office:value="-0.868588963804257" calcext:value-type="float">
            <text:p>-0,87</text:p>
          </table:table-cell>
          <table:table-cell table:style-name="ce4" table:formula="of:=[.D11]-[.$E11]" office:value-type="float" office:value="-0.434294481902132" calcext:value-type="float">
            <text:p>-0,43</text:p>
          </table:table-cell>
          <table:table-cell table:style-name="ce4" table:formula="of:=[.E11]-[.$E11]" office:value-type="float" office:value="0" calcext:value-type="float">
            <text:p>0,00</text:p>
          </table:table-cell>
          <table:table-cell table:style-name="ce4" table:formula="of:=[.F11]-[.$E11]" office:value-type="float" office:value="0.434294481902128" calcext:value-type="float">
            <text:p>0,43</text:p>
          </table:table-cell>
          <table:table-cell table:style-name="ce4" table:formula="of:=[.G11]-[.$E11]" office:value-type="float" office:value="0.434294481902128" calcext:value-type="float">
            <text:p>0,43</text:p>
          </table:table-cell>
          <table:table-cell table:style-name="ce4" table:formula="of:=[.H11]-[.$E11]" office:value-type="float" office:value="0.434294481902128" calcext:value-type="float">
            <text:p>0,43</text:p>
          </table:table-cell>
          <table:table-cell table:style-name="ce4" table:formula="of:=[.I11]-[.$E11]" office:value-type="float" office:value="0.608012274662979" calcext:value-type="float">
            <text:p>0,61</text:p>
          </table:table-cell>
          <table:table-cell table:style-name="ce4" table:formula="of:=[.J11]-[.$E11]" office:value-type="float" office:value="0.868588963804257" calcext:value-type="float">
            <text:p>0,87</text:p>
          </table:table-cell>
          <table:table-cell table:style-name="ce4" table:formula="of:=[.K11]-[.$E11]" office:value-type="float" office:value="0.868588963804257" calcext:value-type="float">
            <text:p>0,87</text:p>
          </table:table-cell>
          <table:table-cell table:style-name="ce4" table:formula="of:=[.L11]-[.$E11]" office:value-type="float" office:value="0" calcext:value-type="float">
            <text:p>0,00</text:p>
          </table:table-cell>
          <table:table-cell table:style-name="ce4" table:formula="of:=[.M11]-[.$E11]" office:value-type="float" office:value="-0.260576689141278" calcext:value-type="float">
            <text:p>-0,26</text:p>
          </table:table-cell>
        </table:table-row>
        <table:table-row table:style-name="ro1">
          <table:table-cell office:value-type="string" calcext:value-type="string">
            <text:p>Δar (2 канал), дБ</text:p>
          </table:table-cell>
          <table:table-cell table:style-name="ce4" table:formula="of:=[.B12]-[.$E12]" office:value-type="float" office:value="-1.30288344570639" calcext:value-type="float">
            <text:p>-1,30</text:p>
          </table:table-cell>
          <table:table-cell table:style-name="ce4" table:formula="of:=[.C12]-[.$E12]" office:value-type="float" office:value="-0.434294481902128" calcext:value-type="float">
            <text:p>-0,43</text:p>
          </table:table-cell>
          <table:table-cell table:style-name="ce4" table:formula="of:=[.D12]-[.$E12]" office:value-type="float" office:value="-0.694871171043406" calcext:value-type="float">
            <text:p>-0,69</text:p>
          </table:table-cell>
          <table:table-cell table:style-name="ce4" table:formula="of:=[.E12]-[.$E12]" office:value-type="float" office:value="0" calcext:value-type="float">
            <text:p>0,00</text:p>
          </table:table-cell>
          <table:table-cell table:style-name="ce4" table:formula="of:=[.F12]-[.$E12]" office:value-type="float" office:value="0.173717792760851" calcext:value-type="float">
            <text:p>0,17</text:p>
          </table:table-cell>
          <table:table-cell table:style-name="ce4" table:formula="of:=[.G12]-[.$E12]" office:value-type="float" office:value="0.173717792760851" calcext:value-type="float">
            <text:p>0,17</text:p>
          </table:table-cell>
          <table:table-cell table:style-name="ce4" table:formula="of:=[.H12]-[.$E12]" office:value-type="float" office:value="0.173717792760851" calcext:value-type="float">
            <text:p>0,17</text:p>
          </table:table-cell>
          <table:table-cell table:style-name="ce4" table:formula="of:=[.I12]-[.$E12]" office:value-type="float" office:value="-0.0868588963804235" calcext:value-type="float">
            <text:p>-0,09</text:p>
          </table:table-cell>
          <table:table-cell table:style-name="ce4" table:formula="of:=[.J12]-[.$E12]" office:value-type="float" office:value="0.694871171043406" calcext:value-type="float">
            <text:p>0,69</text:p>
          </table:table-cell>
          <table:table-cell table:style-name="ce4" table:formula="of:=[.K12]-[.$E12]" office:value-type="float" office:value="0.434294481902125" calcext:value-type="float">
            <text:p>0,43</text:p>
          </table:table-cell>
          <table:table-cell table:style-name="ce4" table:formula="of:=[.L12]-[.$E12]" office:value-type="float" office:value="0.173717792760851" calcext:value-type="float">
            <text:p>0,17</text:p>
          </table:table-cell>
          <table:table-cell table:style-name="ce4" table:formula="of:=[.M12]-[.$E12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Δar (3 канал), дБ</text:p>
          </table:table-cell>
          <table:table-cell table:style-name="ce4" table:formula="of:=[.B13]-[.$E13]" office:value-type="float" office:value="-4.34294481902128" calcext:value-type="float">
            <text:p>-4,34</text:p>
          </table:table-cell>
          <table:table-cell table:style-name="ce4" table:formula="of:=[.C13]-[.$E13]" office:value-type="float" office:value="-3.90865033711916" calcext:value-type="float">
            <text:p>-3,91</text:p>
          </table:table-cell>
          <table:table-cell table:style-name="ce4" table:formula="of:=[.D13]-[.$E13]" office:value-type="float" office:value="-0.868588963804257" calcext:value-type="float">
            <text:p>-0,87</text:p>
          </table:table-cell>
          <table:table-cell table:style-name="ce4" table:formula="of:=[.E13]-[.$E13]" office:value-type="float" office:value="0" calcext:value-type="float">
            <text:p>0,00</text:p>
          </table:table-cell>
          <table:table-cell table:style-name="ce4" table:formula="of:=[.F13]-[.$E13]" office:value-type="float" office:value="0.173717792760851" calcext:value-type="float">
            <text:p>0,17</text:p>
          </table:table-cell>
          <table:table-cell table:style-name="ce4" table:formula="of:=[.G13]-[.$E13]" office:value-type="float" office:value="0.173717792760851" calcext:value-type="float">
            <text:p>0,17</text:p>
          </table:table-cell>
          <table:table-cell table:style-name="ce4" table:formula="of:=[.H13]-[.$E13]" office:value-type="float" office:value="0" calcext:value-type="float">
            <text:p>0,00</text:p>
          </table:table-cell>
          <table:table-cell table:style-name="ce4" table:formula="of:=[.I13]-[.$E13]" office:value-type="float" office:value="0.434294481902128" calcext:value-type="float">
            <text:p>0,43</text:p>
          </table:table-cell>
          <table:table-cell table:style-name="ce4" table:formula="of:=[.J13]-[.$E13]" office:value-type="float" office:value="1.30288344570639" calcext:value-type="float">
            <text:p>1,30</text:p>
          </table:table-cell>
          <table:table-cell table:style-name="ce4" table:formula="of:=[.K13]-[.$E13]" office:value-type="float" office:value="1.30288344570639" calcext:value-type="float">
            <text:p>1,30</text:p>
          </table:table-cell>
          <table:table-cell table:style-name="ce4" table:formula="of:=[.L13]-[.$E13]" office:value-type="float" office:value="1.30288344570639" calcext:value-type="float">
            <text:p>1,30</text:p>
          </table:table-cell>
          <table:table-cell table:style-name="ce4" table:formula="of:=[.M13]-[.$E13]" office:value-type="float" office:value="1.73717792760852" calcext:value-type="float">
            <text:p>1,74</text:p>
          </table:table-cell>
        </table:table-row>
        <table:table-row table:style-name="ro1">
          <table:table-cell office:value-type="string" calcext:value-type="string">
            <text:p>Δar (4 канал), Дб </text:p>
          </table:table-cell>
          <table:table-cell table:style-name="ce4" table:formula="of:=[.B14]-[.$E14]" office:value-type="float" office:value="-0.868588963804257" calcext:value-type="float">
            <text:p>-0,87</text:p>
          </table:table-cell>
          <table:table-cell table:style-name="ce4" table:formula="of:=[.C14]-[.$E14]" office:value-type="float" office:value="-0.608012274662979" calcext:value-type="float">
            <text:p>-0,61</text:p>
          </table:table-cell>
          <table:table-cell table:style-name="ce4" table:formula="of:=[.D14]-[.$E14]" office:value-type="float" office:value="-0.347435585521705" calcext:value-type="float">
            <text:p>-0,35</text:p>
          </table:table-cell>
          <table:table-cell table:style-name="ce4" table:formula="of:=[.E14]-[.$E14]" office:value-type="float" office:value="0" calcext:value-type="float">
            <text:p>0,00</text:p>
          </table:table-cell>
          <table:table-cell table:style-name="ce4" table:formula="of:=[.F14]-[.$E14]" office:value-type="float" office:value="0.260576689141278" calcext:value-type="float">
            <text:p>0,26</text:p>
          </table:table-cell>
          <table:table-cell table:style-name="ce4" table:formula="of:=[.G14]-[.$E14]" office:value-type="float" office:value="0" calcext:value-type="float">
            <text:p>0,00</text:p>
          </table:table-cell>
          <table:table-cell table:style-name="ce4" table:formula="of:=[.H14]-[.$E14]" office:value-type="float" office:value="0.260576689141278" calcext:value-type="float">
            <text:p>0,26</text:p>
          </table:table-cell>
          <table:table-cell table:style-name="ce4" table:formula="of:=[.I14]-[.$E14]" office:value-type="float" office:value="-2.08461351313022" calcext:value-type="float">
            <text:p>-2,08</text:p>
          </table:table-cell>
          <table:table-cell table:style-name="ce4" table:formula="of:=[.J14]-[.$E14]" office:value-type="float" office:value="0.521153378282556" calcext:value-type="float">
            <text:p>0,52</text:p>
          </table:table-cell>
          <table:table-cell table:style-name="ce4" table:formula="of:=[.K14]-[.$E14]" office:value-type="float" office:value="0.260576689141278" calcext:value-type="float">
            <text:p>0,26</text:p>
          </table:table-cell>
          <table:table-cell table:style-name="ce4" table:formula="of:=[.L14]-[.$E14]" office:value-type="float" office:value="0.521153378282556" calcext:value-type="float">
            <text:p>0,52</text:p>
          </table:table-cell>
          <table:table-cell table:style-name="ce4" table:formula="of:=[.M14]-[.$E14]" office:value-type="float" office:value="-0.173717792760851" calcext:value-type="float">
            <text:p>-0,17</text:p>
          </table:table-cell>
        </table:table-row>
        <table:table-row table:style-name="ro1">
          <table:table-cell office:value-type="string" calcext:value-type="string">
            <text:p>Δar (5 канал), дБ</text:p>
          </table:table-cell>
          <table:table-cell table:style-name="ce4" table:formula="of:=[.B15]-[.$E15]" office:value-type="float" office:value="-1.73717792760851" calcext:value-type="float">
            <text:p>-1,74</text:p>
          </table:table-cell>
          <table:table-cell table:style-name="ce4" table:formula="of:=[.C15]-[.$E15]" office:value-type="float" office:value="-0.868588963804257" calcext:value-type="float">
            <text:p>-0,87</text:p>
          </table:table-cell>
          <table:table-cell table:style-name="ce4" table:formula="of:=[.D15]-[.$E15]" office:value-type="float" office:value="-0.868588963804257" calcext:value-type="float">
            <text:p>-0,87</text:p>
          </table:table-cell>
          <table:table-cell table:style-name="ce4" table:formula="of:=[.E15]-[.$E15]" office:value-type="float" office:value="0" calcext:value-type="float">
            <text:p>0,00</text:p>
          </table:table-cell>
          <table:table-cell table:style-name="ce4" table:formula="of:=[.F15]-[.$E15]" office:value-type="float" office:value="0" calcext:value-type="float">
            <text:p>0,00</text:p>
          </table:table-cell>
          <table:table-cell table:style-name="ce4" table:formula="of:=[.G15]-[.$E15]" office:value-type="float" office:value="0.260576689141278" calcext:value-type="float">
            <text:p>0,26</text:p>
          </table:table-cell>
          <table:table-cell table:style-name="ce4" table:formula="of:=[.H15]-[.$E15]" office:value-type="float" office:value="0" calcext:value-type="float">
            <text:p>0,00</text:p>
          </table:table-cell>
          <table:table-cell table:style-name="ce4" table:formula="of:=[.I15]-[.$E15]" office:value-type="float" office:value="0" calcext:value-type="float">
            <text:p>0,00</text:p>
          </table:table-cell>
          <table:table-cell table:style-name="ce4" table:formula="of:=[.J15]-[.$E15]" office:value-type="float" office:value="0.868588963804253" calcext:value-type="float">
            <text:p>0,87</text:p>
          </table:table-cell>
          <table:table-cell table:style-name="ce4" table:formula="of:=[.K15]-[.$E15]" office:value-type="float" office:value="0.868588963804253" calcext:value-type="float">
            <text:p>0,87</text:p>
          </table:table-cell>
          <table:table-cell table:style-name="ce4" table:formula="of:=[.L15]-[.$E15]" office:value-type="float" office:value="0.434294481902128" calcext:value-type="float">
            <text:p>0,43</text:p>
          </table:table-cell>
          <table:table-cell table:style-name="ce4" table:formula="of:=[.M15]-[.$E15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pan text:style-name="T2">Δar (6 канал), дБ</text:span> </text:p>
          </table:table-cell>
          <table:table-cell table:style-name="ce4" table:formula="of:=[.B16]-[.$E16]" office:value-type="float" office:value="-1.73717792760851" calcext:value-type="float">
            <text:p>-1,74</text:p>
          </table:table-cell>
          <table:table-cell table:style-name="ce4" table:formula="of:=[.C16]-[.$E16]" office:value-type="float" office:value="-1.47660123846724" calcext:value-type="float">
            <text:p>-1,48</text:p>
          </table:table-cell>
          <table:table-cell table:style-name="ce4" table:formula="of:=[.D16]-[.$E16]" office:value-type="float" office:value="-0.608012274662976" calcext:value-type="float">
            <text:p>-0,61</text:p>
          </table:table-cell>
          <table:table-cell table:style-name="ce4" table:formula="of:=[.E16]-[.$E16]" office:value-type="float" office:value="0" calcext:value-type="float">
            <text:p>0,00</text:p>
          </table:table-cell>
          <table:table-cell table:style-name="ce4" table:formula="of:=[.F16]-[.$E16]" office:value-type="float" office:value="0.434294481902132" calcext:value-type="float">
            <text:p>0,43</text:p>
          </table:table-cell>
          <table:table-cell table:style-name="ce4" table:formula="of:=[.G16]-[.$E16]" office:value-type="float" office:value="0.434294481902132" calcext:value-type="float">
            <text:p>0,43</text:p>
          </table:table-cell>
          <table:table-cell table:style-name="ce4" table:formula="of:=[.H16]-[.$E16]" office:value-type="float" office:value="0" calcext:value-type="float">
            <text:p>0,00</text:p>
          </table:table-cell>
          <table:table-cell table:style-name="ce4" table:formula="of:=[.I16]-[.$E16]" office:value-type="float" office:value="0.260576689141281" calcext:value-type="float">
            <text:p>0,26</text:p>
          </table:table-cell>
          <table:table-cell table:style-name="ce4" table:formula="of:=[.J16]-[.$E16]" office:value-type="float" office:value="0.86858896380426" calcext:value-type="float">
            <text:p>0,87</text:p>
          </table:table-cell>
          <table:table-cell table:style-name="ce4" table:formula="of:=[.K16]-[.$E16]" office:value-type="float" office:value="0.434294481902132" calcext:value-type="float">
            <text:p>0,43</text:p>
          </table:table-cell>
          <table:table-cell table:style-name="ce4" table:formula="of:=[.L16]-[.$E16]" office:value-type="float" office:value="0.434294481902132" calcext:value-type="float">
            <text:p>0,43</text:p>
          </table:table-cell>
          <table:table-cell table:style-name="ce4" table:formula="of:=[.M16]-[.$E16]" office:value-type="float" office:value="0" calcext:value-type="float">
            <text:p>0,00</text:p>
          </table:table-cell>
        </table:table-row>
        <table:table-row table:style-name="ro1">
          <table:table-cell table:style-name="Default" office:value-type="string" calcext:value-type="string">
            <text:p><text:span text:style-name="T3">Нижняя норма, </text:span><text:span text:style-name="T4">дБ</text:span></text:p>
          </table:table-cell>
          <table:table-cell table:number-columns-repeated="12" office:value-type="float" office:value="-0.9" calcext:value-type="float">
            <text:p>-0,9</text:p>
          </table:table-cell>
        </table:table-row>
        <table:table-row table:style-name="ro1">
          <table:table-cell table:style-name="Default" office:value-type="string" calcext:value-type="string">
            <text:p>Верхняя норма, дБ</text:p>
          </table:table-cell>
          <table:table-cell office:value-type="float" office:value="3.5" calcext:value-type="float">
            <text:p>3,5</text:p>
          </table:table-cell>
          <table:table-cell office:value-type="float" office:value="1.8" calcext:value-type="float">
            <text:p>1,8</text:p>
          </table:table-cell>
          <table:table-cell table:number-columns-repeated="8" office:value-type="float" office:value="0.9" calcext:value-type="float">
            <text:p>0,9</text:p>
          </table:table-cell>
          <table:table-cell office:value-type="float" office:value="1.8" calcext:value-type="float">
            <text:p>1,8</text:p>
          </table:table-cell>
          <table:table-cell office:value-type="float" office:value="3.5" calcext:value-type="float">
            <text:p>3,5</text:p>
          </table:table-cell>
        </table:table-row>
      </table:table>
      <table:table table:name="Лист4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Канал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дБ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,7</text:p>
          </table:table-cell>
          <table:table-cell office:value-type="float" office:value="32.15" calcext:value-type="float">
            <text:p>32,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31.28" calcext:value-type="float">
            <text:p>31,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33.89" calcext:value-type="float">
            <text:p>33,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,7</text:p>
          </table:table-cell>
          <table:table-cell office:value-type="float" office:value="32.15" calcext:value-type="float">
            <text:p>32,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,7</text:p>
          </table:table-cell>
          <table:table-cell office:value-type="float" office:value="32.15" calcext:value-type="float">
            <text:p>32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 style:data-style-name="N2" text:time-value="13:11:40.5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6:10:07.347000000</meta:creation-date>
    <dc:date>2024-02-18T14:16:52.762000000</dc:date>
    <meta:editing-duration>PT3H33M7S</meta:editing-duration>
    <meta:editing-cycles>4</meta:editing-cycles>
    <meta:generator>LibreOffice/7.6.4.1$Windows_X86_64 LibreOffice_project/e19e193f88cd6c0525a17fb7a176ed8e6a3e2aa1</meta:generator>
    <meta:document-statistic meta:table-count="4" meta:cell-count="43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Обычный" style:font-family-generic="roman"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ffff" draw:fill-color="#ffff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1.545cm" svg:height="37.837cm" xlink:href=".." xlink:type="simple" chart:class="chart:line" chart:style-name="ch1">
        <chart:legend chart:legend-position="end" svg:x="44.87cm" svg:y="15.59cm" style:legend-expansion="high" chart:style-name="ch2"/>
        <chart:plot-area chart:style-name="ch3" table:cell-range-address="'3.4'.A19:'3.4'.M27" chart:data-source-has-labels="both" svg:x="1.03cm" svg:y="0.756cm" svg:width="42.81cm" svg:height="36.325cm">
          <chart:coordinate-region svg:x="1.572cm" svg:y="0.955cm" svg:width="42.028cm" svg:height="35.927cm"/>
          <chart:axis chart:dimension="x" chart:name="primary-x" chart:style-name="ch4" chartooo:axis-type="auto">
            <chartooo:date-scale/>
            <chart:categories table:cell-range-address="'3.4'.B19:'3.4'.M19"/>
          </chart:axis>
          <chart:axis chart:dimension="y" chart:name="primary-y" chart:style-name="ch4"/>
          <chart:series chart:style-name="ch5" chart:values-cell-range-address="'3.4'.B20:'3.4'.M20" chart:label-cell-address="'3.4'.A20:'3.4'.A20" chart:class="chart:line">
            <chart:data-point chart:repeated="12"/>
          </chart:series>
          <chart:series chart:style-name="ch6" chart:values-cell-range-address="'3.4'.B21:'3.4'.M21" chart:label-cell-address="'3.4'.A21:'3.4'.A21" chart:class="chart:line">
            <chart:data-point chart:repeated="12"/>
          </chart:series>
          <chart:series chart:style-name="ch7" chart:values-cell-range-address="'3.4'.B22:'3.4'.M22" chart:label-cell-address="'3.4'.A22:'3.4'.A22" chart:class="chart:line">
            <chart:data-point chart:repeated="12"/>
          </chart:series>
          <chart:series chart:style-name="ch8" chart:values-cell-range-address="'3.4'.B23:'3.4'.M23" chart:label-cell-address="'3.4'.A23:'3.4'.A23" chart:class="chart:line">
            <chart:data-point chart:repeated="12"/>
          </chart:series>
          <chart:series chart:style-name="ch9" chart:values-cell-range-address="'3.4'.B24:'3.4'.M24" chart:label-cell-address="'3.4'.A24:'3.4'.A24" chart:class="chart:line">
            <chart:data-point chart:repeated="12"/>
          </chart:series>
          <chart:series chart:style-name="ch10" chart:values-cell-range-address="'3.4'.B25:'3.4'.M25" chart:label-cell-address="'3.4'.A25:'3.4'.A25" chart:class="chart:line">
            <chart:data-point chart:repeated="12"/>
          </chart:series>
          <chart:series chart:style-name="ch11" chart:values-cell-range-address="'3.4'.B26:'3.4'.M26" chart:label-cell-address="'3.4'.A26:'3.4'.A26" chart:class="chart:line">
            <chart:data-point chart:repeated="12"/>
          </chart:series>
          <chart:series chart:style-name="ch12" chart:values-cell-range-address="'3.4'.B27:'3.4'.M27" chart:label-cell-address="'3.4'.A27:'3.4'.A27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3">
                <text:p>0.3</text:p>
                <draw:g>
                  <svg:desc>'3.4'.B19:'3.4'.M19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2.4">
                <text:p>2.4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</table:table-row>
          </table:table-header-rows>
          <table:table-rows>
            <table:table-row>
              <table:table-cell office:value-type="string">
                <text:p>Δar (1 канал), дБ</text:p>
                <draw:g>
                  <svg:desc>'3.4'.A20:'3.4'.A20</svg:desc>
                </draw:g>
              </table:table-cell>
              <table:table-cell office:value-type="float" office:value="-1.38974234208681">
                <text:p>-1.38974234208681</text:p>
                <draw:g>
                  <svg:desc>'3.4'.B20:'3.4'.M20</svg:desc>
                </draw:g>
              </table:table-cell>
              <table:table-cell office:value-type="float" office:value="-0.868588963804257">
                <text:p>-0.868588963804257</text:p>
              </table:table-cell>
              <table:table-cell office:value-type="float" office:value="-0.434294481902132">
                <text:p>-0.434294481902132</text:p>
              </table:table-cell>
              <table:table-cell office:value-type="float" office:value="0">
                <text:p>0</text:p>
              </table:table-cell>
              <table:table-cell office:value-type="float" office:value="0.434294481902128">
                <text:p>0.434294481902128</text:p>
              </table:table-cell>
              <table:table-cell office:value-type="float" office:value="0.434294481902128">
                <text:p>0.434294481902128</text:p>
              </table:table-cell>
              <table:table-cell office:value-type="float" office:value="0.434294481902128">
                <text:p>0.434294481902128</text:p>
              </table:table-cell>
              <table:table-cell office:value-type="float" office:value="0.608012274662979">
                <text:p>0.608012274662979</text:p>
              </table:table-cell>
              <table:table-cell office:value-type="float" office:value="0.868588963804257">
                <text:p>0.868588963804257</text:p>
              </table:table-cell>
              <table:table-cell office:value-type="float" office:value="0.868588963804257">
                <text:p>0.868588963804257</text:p>
              </table:table-cell>
              <table:table-cell office:value-type="float" office:value="0">
                <text:p>0</text:p>
              </table:table-cell>
              <table:table-cell office:value-type="float" office:value="-0.260576689141278">
                <text:p>-0.260576689141278</text:p>
              </table:table-cell>
            </table:table-row>
            <table:table-row>
              <table:table-cell office:value-type="string">
                <text:p>Δar (2 канал), дБ</text:p>
                <draw:g>
                  <svg:desc>'3.4'.A21:'3.4'.A21</svg:desc>
                </draw:g>
              </table:table-cell>
              <table:table-cell office:value-type="float" office:value="-1.30288344570639">
                <text:p>-1.30288344570639</text:p>
                <draw:g>
                  <svg:desc>'3.4'.B21:'3.4'.M21</svg:desc>
                </draw:g>
              </table:table-cell>
              <table:table-cell office:value-type="float" office:value="-0.434294481902128">
                <text:p>-0.434294481902128</text:p>
              </table:table-cell>
              <table:table-cell office:value-type="float" office:value="-0.694871171043406">
                <text:p>-0.694871171043406</text:p>
              </table:table-cell>
              <table:table-cell office:value-type="float" office:value="0">
                <text:p>0</text:p>
              </table:table-cell>
              <table:table-cell office:value-type="float" office:value="0.173717792760851">
                <text:p>0.173717792760851</text:p>
              </table:table-cell>
              <table:table-cell office:value-type="float" office:value="0.173717792760851">
                <text:p>0.173717792760851</text:p>
              </table:table-cell>
              <table:table-cell office:value-type="float" office:value="0.173717792760851">
                <text:p>0.173717792760851</text:p>
              </table:table-cell>
              <table:table-cell office:value-type="float" office:value="-0.0868588963804235">
                <text:p>-0.0868588963804235</text:p>
              </table:table-cell>
              <table:table-cell office:value-type="float" office:value="0.694871171043406">
                <text:p>0.694871171043406</text:p>
              </table:table-cell>
              <table:table-cell office:value-type="float" office:value="0.434294481902125">
                <text:p>0.434294481902125</text:p>
              </table:table-cell>
              <table:table-cell office:value-type="float" office:value="0.173717792760851">
                <text:p>0.173717792760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Δar (3 канал), дБ</text:p>
                <draw:g>
                  <svg:desc>'3.4'.A22:'3.4'.A22</svg:desc>
                </draw:g>
              </table:table-cell>
              <table:table-cell office:value-type="float" office:value="-4.34294481902128">
                <text:p>-4.34294481902128</text:p>
                <draw:g>
                  <svg:desc>'3.4'.B22:'3.4'.M22</svg:desc>
                </draw:g>
              </table:table-cell>
              <table:table-cell office:value-type="float" office:value="-3.90865033711916">
                <text:p>-3.90865033711916</text:p>
              </table:table-cell>
              <table:table-cell office:value-type="float" office:value="-0.868588963804257">
                <text:p>-0.868588963804257</text:p>
              </table:table-cell>
              <table:table-cell office:value-type="float" office:value="0">
                <text:p>0</text:p>
              </table:table-cell>
              <table:table-cell office:value-type="float" office:value="0.173717792760851">
                <text:p>0.173717792760851</text:p>
              </table:table-cell>
              <table:table-cell office:value-type="float" office:value="0.173717792760851">
                <text:p>0.173717792760851</text:p>
              </table:table-cell>
              <table:table-cell office:value-type="float" office:value="0">
                <text:p>0</text:p>
              </table:table-cell>
              <table:table-cell office:value-type="float" office:value="0.434294481902128">
                <text:p>0.434294481902128</text:p>
              </table:table-cell>
              <table:table-cell office:value-type="float" office:value="1.30288344570639">
                <text:p>1.30288344570639</text:p>
              </table:table-cell>
              <table:table-cell office:value-type="float" office:value="1.30288344570639">
                <text:p>1.30288344570639</text:p>
              </table:table-cell>
              <table:table-cell office:value-type="float" office:value="1.30288344570639">
                <text:p>1.30288344570639</text:p>
              </table:table-cell>
              <table:table-cell office:value-type="float" office:value="1.73717792760852">
                <text:p>1.73717792760852</text:p>
              </table:table-cell>
            </table:table-row>
            <table:table-row>
              <table:table-cell office:value-type="string">
                <text:p>Δar (4 канал), Дб </text:p>
                <draw:g>
                  <svg:desc>'3.4'.A23:'3.4'.A23</svg:desc>
                </draw:g>
              </table:table-cell>
              <table:table-cell office:value-type="float" office:value="-0.868588963804257">
                <text:p>-0.868588963804257</text:p>
                <draw:g>
                  <svg:desc>'3.4'.B23:'3.4'.M23</svg:desc>
                </draw:g>
              </table:table-cell>
              <table:table-cell office:value-type="float" office:value="-0.608012274662979">
                <text:p>-0.608012274662979</text:p>
              </table:table-cell>
              <table:table-cell office:value-type="float" office:value="-0.347435585521705">
                <text:p>-0.347435585521705</text:p>
              </table:table-cell>
              <table:table-cell office:value-type="float" office:value="0">
                <text:p>0</text:p>
              </table:table-cell>
              <table:table-cell office:value-type="float" office:value="0.260576689141278">
                <text:p>0.260576689141278</text:p>
              </table:table-cell>
              <table:table-cell office:value-type="float" office:value="0">
                <text:p>0</text:p>
              </table:table-cell>
              <table:table-cell office:value-type="float" office:value="0.260576689141278">
                <text:p>0.260576689141278</text:p>
              </table:table-cell>
              <table:table-cell office:value-type="float" office:value="-2.08461351313022">
                <text:p>-2.08461351313022</text:p>
              </table:table-cell>
              <table:table-cell office:value-type="float" office:value="0.521153378282556">
                <text:p>0.521153378282556</text:p>
              </table:table-cell>
              <table:table-cell office:value-type="float" office:value="0.260576689141278">
                <text:p>0.260576689141278</text:p>
              </table:table-cell>
              <table:table-cell office:value-type="float" office:value="0.521153378282556">
                <text:p>0.521153378282556</text:p>
              </table:table-cell>
              <table:table-cell office:value-type="float" office:value="-0.173717792760851">
                <text:p>-0.173717792760851</text:p>
              </table:table-cell>
            </table:table-row>
            <table:table-row>
              <table:table-cell office:value-type="string">
                <text:p>Δar (5 канал), дБ</text:p>
                <draw:g>
                  <svg:desc>'3.4'.A24:'3.4'.A24</svg:desc>
                </draw:g>
              </table:table-cell>
              <table:table-cell office:value-type="float" office:value="-1.73717792760851">
                <text:p>-1.73717792760851</text:p>
                <draw:g>
                  <svg:desc>'3.4'.B24:'3.4'.M24</svg:desc>
                </draw:g>
              </table:table-cell>
              <table:table-cell office:value-type="float" office:value="-0.868588963804257">
                <text:p>-0.868588963804257</text:p>
              </table:table-cell>
              <table:table-cell office:value-type="float" office:value="-0.868588963804257">
                <text:p>-0.868588963804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0576689141278">
                <text:p>0.260576689141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8588963804253">
                <text:p>0.868588963804253</text:p>
              </table:table-cell>
              <table:table-cell office:value-type="float" office:value="0.868588963804253">
                <text:p>0.868588963804253</text:p>
              </table:table-cell>
              <table:table-cell office:value-type="float" office:value="0.434294481902128">
                <text:p>0.43429448190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Δar (6 канал), дБ </text:p>
                <draw:g>
                  <svg:desc>'3.4'.A25:'3.4'.A25</svg:desc>
                </draw:g>
              </table:table-cell>
              <table:table-cell office:value-type="float" office:value="-1.73717792760851">
                <text:p>-1.73717792760851</text:p>
                <draw:g>
                  <svg:desc>'3.4'.B25:'3.4'.M25</svg:desc>
                </draw:g>
              </table:table-cell>
              <table:table-cell office:value-type="float" office:value="-1.47660123846724">
                <text:p>-1.47660123846724</text:p>
              </table:table-cell>
              <table:table-cell office:value-type="float" office:value="-0.608012274662976">
                <text:p>-0.608012274662976</text:p>
              </table:table-cell>
              <table:table-cell office:value-type="float" office:value="0">
                <text:p>0</text:p>
              </table:table-cell>
              <table:table-cell office:value-type="float" office:value="0.434294481902132">
                <text:p>0.434294481902132</text:p>
              </table:table-cell>
              <table:table-cell office:value-type="float" office:value="0.434294481902132">
                <text:p>0.434294481902132</text:p>
              </table:table-cell>
              <table:table-cell office:value-type="float" office:value="0">
                <text:p>0</text:p>
              </table:table-cell>
              <table:table-cell office:value-type="float" office:value="0.260576689141281">
                <text:p>0.260576689141281</text:p>
              </table:table-cell>
              <table:table-cell office:value-type="float" office:value="0.86858896380426">
                <text:p>0.86858896380426</text:p>
              </table:table-cell>
              <table:table-cell office:value-type="float" office:value="0.434294481902132">
                <text:p>0.434294481902132</text:p>
              </table:table-cell>
              <table:table-cell office:value-type="float" office:value="0.434294481902132">
                <text:p>0.43429448190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Нижняя норма, дБ</text:p>
                <draw:g>
                  <svg:desc>'3.4'.A26:'3.4'.A26</svg:desc>
                </draw:g>
              </table:table-cell>
              <table:table-cell office:value-type="float" office:value="-0.9">
                <text:p>-0.9</text:p>
                <draw:g>
                  <svg:desc>'3.4'.B26:'3.4'.M26</svg:desc>
                </draw:g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Верхняя норма, дБ</text:p>
                <draw:g>
                  <svg:desc>'3.4'.A27:'3.4'.A27</svg:desc>
                </draw:g>
              </table:table-cell>
              <table:table-cell office:value-type="float" office:value="3.5">
                <text:p>3.5</text:p>
                <draw:g>
                  <svg:desc>'3.4'.B27:'3.4'.M27</svg:desc>
                </draw:g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